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6.493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>
            <text:p>Nível</text:p>
          </table:table-cell>
          <table:table-cell table:style-name="ce1" office:value-type="string">
            <text:p>Debugador</text:p>
          </table:table-cell>
          <table:table-cell table:style-name="ce1" office:value-type="string">
            <text:p>Interno do Fênix</text:p>
          </table:table-cell>
          <table:table-cell/>
        </table:table-row>
        <table:table-row table:style-name="ro2">
          <table:table-cell office:value-type="float" office:value="1" table:number-columns-spanned="1" table:number-rows-spanned="2">
            <text:p>1</text:p>
          </table:table-cell>
          <table:table-cell office:value-type="string">
            <text:p>core-error (erro grave)</text:p>
          </table:table-cell>
          <table:table-cell office:value-type="string">
            <text:p>E_CORE_ERROR</text:p>
          </table:table-cell>
          <table:table-cell/>
        </table:table-row>
        <table:table-row table:style-name="ro2">
          <table:covered-table-cell/>
          <table:table-cell office:value-type="string">
            <text:p>core-warning (aviso grave)</text:p>
          </table:table-cell>
          <table:table-cell office:value-type="string">
            <text:p>E_CORE_WARNING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rror (erro)</text:p>
          </table:table-cell>
          <table:table-cell office:value-type="string">
            <text:p>E_ERROR</text:p>
          </table:table-cell>
          <table:table-cell/>
        </table:table-row>
        <table:table-row table:style-name="ro2">
          <table:table-cell office:value-type="float" office:value="3" table:number-columns-spanned="1" table:number-rows-spanned="2">
            <text:p>3</text:p>
          </table:table-cell>
          <table:table-cell office:value-type="string">
            <text:p>notice (notificação)</text:p>
          </table:table-cell>
          <table:table-cell office:value-type="string">
            <text:p>E_NOTICE</text:p>
          </table:table-cell>
          <table:table-cell/>
        </table:table-row>
        <table:table-row table:style-name="ro2">
          <table:covered-table-cell/>
          <table:table-cell office:value-type="string">
            <text:p>warning (alerta, atenção)</text:p>
          </table:table-cell>
          <table:table-cell office:value-type="string">
            <text:p>E_WARNING</text:p>
          </table:table-cell>
          <table:table-cell/>
        </table:table-row>
        <table:table-row table:style-name="ro2">
          <table:table-cell office:value-type="float" office:value="4" table:number-columns-spanned="1" table:number-rows-spanned="2">
            <text:p>4</text:p>
          </table:table-cell>
          <table:table-cell office:value-type="string">
            <text:p>parse (interpretação)</text:p>
          </table:table-cell>
          <table:table-cell office:value-type="string">
            <text:p>E_PARSE</text:p>
          </table:table-cell>
          <table:table-cell/>
        </table:table-row>
        <table:table-row table:style-name="ro2">
          <table:covered-table-cell/>
          <table:table-cell office:value-type="string">
            <text:p>unknown (desconhecido)</text:p>
          </table:table-cell>
          <table:table-cell office:value-type="string">
            <text:p>(qualquer outro)</text:p>
          </table:table-cell>
          <table:table-cell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7">17/02/2009</text:date>, <text:time>12:55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os Azevedo</meta:initial-creator>
    <meta:creation-date>2009-02-17T12:48:06.15</meta:creation-date>
    <dc:date>2009-02-17T12:55:34.73</dc:date>
    <dc:creator>Marcos Azevedo</dc:creator>
    <meta:editing-duration>PT00H07M26S</meta:editing-duration>
    <meta:editing-cycles>5</meta:editing-cycles>
    <meta:generator>BrOffice.org/3.0$Win32 OpenOffice.org_project/300m9$Build-9358</meta:generator>
    <meta:document-statistic meta:table-count="3" meta:cell-count="21" meta:object-count="0"/>
  </office:meta>
</office:document-meta>
</file>